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1661in"/>
    </style:style>
    <style:style style:name="co5" style:family="table-column">
      <style:table-column-properties fo:break-before="auto" style:column-width="1.143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pPoi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trixListing</text:p>
          </table:table-cell>
          <table:table-cell table:style-name="ce4" office:value-type="string">
            <text:p>Comments Rol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style-name="ce4" office:value-type="string">
            <text:p>Toolbar rows edit form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Dona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FlatDiscount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ThingyRecord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Article</text:p>
          </table:table-cell>
          <table:table-cell table:number-columns-repeated="2"/>
          <table:table-cell table:style-name="ce6"/>
          <table:table-cell table:style-name="ce3"/>
        </table:table-row>
        <table:table-row table:style-name="ro1">
          <table:table-cell office:value-type="string">
            <text:p>WebGUI::Asset::Wobject::Calendar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::Newslette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shboar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taForm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EventManagementSyste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Folder</text:p>
          </table:table-cell>
          <table:table-cell table:number-columns-repeated="2"/>
          <table:table-cell office:value-type="string">
            <text:p>NONE</text:p>
          </table:table-cell>
          <table:table-cell table:style-name="ce3"/>
        </table:table-row>
        <table:table-row table:style-name="ro1">
          <table:table-cell office:value-type="string">
            <text:p>WebGUI::Asset::Wobject::Galler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2"/>
          <table:table-cell office:value-type="string">
            <text:p>INFINITE LOOP AFTER test 1</text:p>
          </table:table-cell>
          <table:table-cell/>
        </table:table-row>
        <table:table-row table:style-name="ro1">
          <table:table-cell office:value-type="string">
            <text:p>WebGUI::Asset::Wobject::Layout</text:p>
          </table:table-cell>
          <table:table-cell table:number-columns-repeated="2"/>
          <table:table-cell office:value-type="string">
            <text:p>NONE</text:p>
          </table:table-cell>
          <table:table-cell table:style-name="ce3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2"/>
          <table:table-cell table:style-name="ce6" office:value-type="string">
            <text:p>Comments Role for MatrixListing</text:p>
          </table:table-cell>
          <table:table-cell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Navigatio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style-name="ce4" office:value-type="string">
            <text:p>multiple answers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Wobject::Shelf</text:p>
          </table:table-cell>
          <table:table-cell table:style-name="ce4" office:value-type="string">
            <text:p>Keywords</text:p>
          </table:table-cell>
          <table:table-cell/>
          <table:table-cell table:style-name="ce6"/>
          <table:table-cell/>
        </table:table-row>
        <table:table-row table:style-name="ro1">
          <table:table-cell office:value-type="string">
            <text:p>WebGUI::Asset::Wobject::SQLReport</text:p>
          </table:table-cell>
          <table:table-cell office:value-type="string">
            <text:p>i18n . '3'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toryArchive</text:p>
          </table:table-cell>
          <table:table-cell table:style-name="Default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toryTopic</text:p>
          </table:table-cell>
          <table:table-cell table:style-name="Default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Wobject::SyndicatedContent</text:p>
          </table:table-cell>
          <table:table-cell office:value-type="string">
            <text:p>RSS Role</text:p>
          </table:table-cell>
          <table:table-cell/>
          <table:table-cell office:value-type="string">
            <text:p>??</text:p>
          </table:table-cell>
          <table:table-cell/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2"/>
          <table:table-cell office:value-type="string">
            <text:p>INFINITE LOOP</text:p>
          </table:table-cell>
          <table:table-cell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WikiMaster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2">02/12/2010</text:date>, <text:time>11:5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12T11:59:04</dc:date>
    <dc:creator>colink </dc:creator>
    <meta:editing-duration>PT11H25M11S</meta:editing-duration>
    <meta:editing-cycles>35</meta:editing-cycles>
    <meta:document-statistic meta:table-count="1" meta:cell-count="89" meta:object-count="0"/>
  </office:meta>
</office:document-meta>
</file>